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KFGQPC Nastaleeq" svg:font-family="'KFGQPC Nastaleeq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-complex="KFGQPC Nastaleeq"/>
    </style:style>
    <style:style style:name="P2" style:family="paragraph" style:parent-style-name="Table_20_Contents">
      <style:paragraph-properties fo:text-align="center" style:justify-single-word="false" style:writing-mode="rl-tb"/>
      <style:text-properties fo:font-size="20pt" fo:language="ar" fo:country="SA" officeooo:paragraph-rsid="0120bbeb" style:font-size-asian="20pt" style:font-name-complex="KFGQPC Nastaleeq" style:font-size-complex="20pt"/>
    </style:style>
    <style:style style:name="P3" style:family="paragraph" style:parent-style-name="Table_20_Contents">
      <style:paragraph-properties fo:text-align="center" style:justify-single-word="false" style:writing-mode="rl-tb"/>
      <style:text-properties fo:font-size="20pt" fo:language="ar" fo:country="SA" officeooo:paragraph-rsid="012cb247" style:font-size-asian="20pt" style:font-name-complex="KFGQPC Nastaleeq" style:font-size-complex="20pt"/>
    </style:style>
    <style:style style:name="P4" style:family="paragraph" style:parent-style-name="Table_20_Contents">
      <style:paragraph-properties fo:text-align="center" style:justify-single-word="false" style:writing-mode="rl-tb"/>
      <style:text-properties fo:font-size="20pt" fo:language="ar" fo:country="SA" officeooo:paragraph-rsid="012e8d77" style:font-size-asian="20pt" style:font-name-complex="KFGQPC Nastaleeq" style:font-size-complex="20pt"/>
    </style:style>
    <style:style style:name="P5" style:family="paragraph" style:parent-style-name="Table_20_Contents">
      <style:paragraph-properties fo:text-align="center" style:justify-single-word="false" style:writing-mode="rl-tb"/>
      <style:text-properties fo:font-size="20pt" fo:language="ar" fo:country="SA" officeooo:paragraph-rsid="01317bc2" style:font-size-asian="20pt" style:font-name-complex="KFGQPC Nastaleeq" style:font-size-complex="20pt"/>
    </style:style>
    <style:style style:name="P6" style:family="paragraph" style:parent-style-name="Table_20_Contents">
      <style:paragraph-properties fo:text-align="center" style:justify-single-word="false" style:writing-mode="rl-tb"/>
      <style:text-properties fo:font-size="20pt" fo:language="ar" fo:country="SA" officeooo:paragraph-rsid="0120d605" style:font-size-asian="20pt" style:font-name-complex="KFGQPC Nastaleeq" style:font-size-complex="20pt"/>
    </style:style>
    <style:style style:name="P7" style:family="paragraph" style:parent-style-name="Table_20_Contents">
      <style:paragraph-properties fo:text-align="center" style:justify-single-word="false" style:writing-mode="rl-tb"/>
      <style:text-properties fo:font-size="20pt" fo:language="ar" fo:country="SA" officeooo:paragraph-rsid="000b0934" style:font-size-asian="20pt" style:font-name-complex="KFGQPC Nastaleeq" style:font-size-complex="20pt"/>
    </style:style>
    <style:style style:name="P8" style:family="paragraph" style:parent-style-name="Table_20_Contents">
      <style:paragraph-properties fo:text-align="center" style:justify-single-word="false" style:writing-mode="rl-tb"/>
      <style:text-properties fo:font-size="20pt" fo:language="ar" fo:country="SA" officeooo:rsid="006cbe63" officeooo:paragraph-rsid="006cbe63" style:font-size-asian="20pt" style:font-name-complex="KFGQPC Nastaleeq" style:font-size-complex="20pt"/>
    </style:style>
    <style:style style:name="T1" style:family="text">
      <style:text-properties officeooo:rsid="00fc14e2"/>
    </style:style>
    <style:style style:name="T2" style:family="text">
      <style:text-properties officeooo:rsid="006a4dd9"/>
    </style:style>
    <style:style style:name="T3" style:family="text">
      <style:text-properties officeooo:rsid="006e284e"/>
    </style:style>
    <style:style style:name="T4" style:family="text">
      <style:text-properties officeooo:rsid="006e6abf"/>
    </style:style>
    <style:style style:name="T5" style:family="text">
      <style:text-properties officeooo:rsid="007019c6"/>
    </style:style>
    <style:style style:name="T6" style:family="text">
      <style:text-properties officeooo:rsid="00ca594f"/>
    </style:style>
    <style:style style:name="T7" style:family="text">
      <style:text-properties officeooo:rsid="0073d37f"/>
    </style:style>
    <style:style style:name="T8" style:family="text">
      <style:text-properties officeooo:rsid="00e21f62"/>
    </style:style>
    <style:style style:name="T9" style:family="text">
      <style:text-properties officeooo:rsid="00750dfa"/>
    </style:style>
    <style:style style:name="T10" style:family="text">
      <style:text-properties officeooo:rsid="00757c04"/>
    </style:style>
    <style:style style:name="T11" style:family="text">
      <style:text-properties officeooo:rsid="007622b4"/>
    </style:style>
    <style:style style:name="T12" style:family="text">
      <style:text-properties officeooo:rsid="00776a1b"/>
    </style:style>
    <style:style style:name="T13" style:family="text">
      <style:text-properties officeooo:rsid="0077aaa7"/>
    </style:style>
    <style:style style:name="T14" style:family="text">
      <style:text-properties officeooo:rsid="00788795"/>
    </style:style>
    <style:style style:name="T15" style:family="text">
      <style:text-properties officeooo:rsid="0079ff1e"/>
    </style:style>
    <style:style style:name="T16" style:family="text">
      <style:text-properties officeooo:rsid="007aed87"/>
    </style:style>
    <style:style style:name="T17" style:family="text">
      <style:text-properties officeooo:rsid="007cb514"/>
    </style:style>
    <style:style style:name="T18" style:family="text">
      <style:text-properties officeooo:rsid="007e2d79"/>
    </style:style>
    <style:style style:name="T19" style:family="text">
      <style:text-properties officeooo:rsid="00801e35"/>
    </style:style>
    <style:style style:name="T20" style:family="text">
      <style:text-properties officeooo:rsid="00814d8f"/>
    </style:style>
    <style:style style:name="T21" style:family="text">
      <style:text-properties officeooo:rsid="008246bd"/>
    </style:style>
    <style:style style:name="T22" style:family="text">
      <style:text-properties officeooo:rsid="00827ee7"/>
    </style:style>
    <style:style style:name="T23" style:family="text">
      <style:text-properties officeooo:rsid="00831948"/>
    </style:style>
    <style:style style:name="T24" style:family="text">
      <style:text-properties officeooo:rsid="00ba1e45"/>
    </style:style>
    <style:style style:name="T25" style:family="text">
      <style:text-properties officeooo:rsid="0083464d"/>
    </style:style>
    <style:style style:name="T26" style:family="text">
      <style:text-properties officeooo:rsid="0083e549"/>
    </style:style>
    <style:style style:name="T27" style:family="text">
      <style:text-properties officeooo:rsid="0084b57d"/>
    </style:style>
    <style:style style:name="T28" style:family="text">
      <style:text-properties officeooo:rsid="0085c7f5"/>
    </style:style>
    <style:style style:name="T29" style:family="text">
      <style:text-properties officeooo:rsid="0086d5cd"/>
    </style:style>
    <style:style style:name="T30" style:family="text">
      <style:text-properties officeooo:rsid="00872d43"/>
    </style:style>
    <style:style style:name="T31" style:family="text">
      <style:text-properties officeooo:rsid="00889c88"/>
    </style:style>
    <style:style style:name="T32" style:family="text">
      <style:text-properties officeooo:rsid="00d62165"/>
    </style:style>
    <style:style style:name="T33" style:family="text">
      <style:text-properties officeooo:rsid="008a8deb"/>
    </style:style>
    <style:style style:name="T34" style:family="text">
      <style:text-properties officeooo:rsid="008b3b93"/>
    </style:style>
    <style:style style:name="T35" style:family="text">
      <style:text-properties officeooo:rsid="008c40a8"/>
    </style:style>
    <style:style style:name="T36" style:family="text">
      <style:text-properties officeooo:rsid="008ddf98"/>
    </style:style>
    <style:style style:name="T37" style:family="text">
      <style:text-properties officeooo:rsid="008f0d0f"/>
    </style:style>
    <style:style style:name="T38" style:family="text">
      <style:text-properties officeooo:rsid="0090da91"/>
    </style:style>
    <style:style style:name="T39" style:family="text">
      <style:text-properties officeooo:rsid="0091066b"/>
    </style:style>
    <style:style style:name="T40" style:family="text">
      <style:text-properties officeooo:rsid="0092fa6f"/>
    </style:style>
    <style:style style:name="T41" style:family="text">
      <style:text-properties officeooo:rsid="0094c373"/>
    </style:style>
    <style:style style:name="T42" style:family="text">
      <style:text-properties officeooo:rsid="009553f5"/>
    </style:style>
    <style:style style:name="T43" style:family="text">
      <style:text-properties officeooo:rsid="00965a96"/>
    </style:style>
    <style:style style:name="T44" style:family="text">
      <style:text-properties officeooo:rsid="0097a5b3"/>
    </style:style>
    <style:style style:name="T45" style:family="text">
      <style:text-properties officeooo:rsid="0098c609"/>
    </style:style>
    <style:style style:name="T46" style:family="text">
      <style:text-properties officeooo:rsid="0099d609"/>
    </style:style>
    <style:style style:name="T47" style:family="text">
      <style:text-properties officeooo:rsid="009abf8d"/>
    </style:style>
    <style:style style:name="T48" style:family="text">
      <style:text-properties officeooo:rsid="009bde20"/>
    </style:style>
    <style:style style:name="T49" style:family="text">
      <style:text-properties officeooo:rsid="009c05c7"/>
    </style:style>
    <style:style style:name="T50" style:family="text">
      <style:text-properties officeooo:rsid="009caa30"/>
    </style:style>
    <style:style style:name="T51" style:family="text">
      <style:text-properties officeooo:rsid="009dd8a3"/>
    </style:style>
    <style:style style:name="T52" style:family="text">
      <style:text-properties officeooo:rsid="009e5215"/>
    </style:style>
    <style:style style:name="T53" style:family="text">
      <style:text-properties officeooo:rsid="00a02cd0"/>
    </style:style>
    <style:style style:name="T54" style:family="text">
      <style:text-properties officeooo:rsid="00a0e9bb"/>
    </style:style>
    <style:style style:name="T55" style:family="text">
      <style:text-properties officeooo:rsid="00a2965b"/>
    </style:style>
    <style:style style:name="T56" style:family="text">
      <style:text-properties officeooo:rsid="00a3905e"/>
    </style:style>
    <style:style style:name="T57" style:family="text">
      <style:text-properties officeooo:rsid="00a52404"/>
    </style:style>
    <style:style style:name="T58" style:family="text">
      <style:text-properties officeooo:rsid="00a5eb1b"/>
    </style:style>
    <style:style style:name="T59" style:family="text">
      <style:text-properties officeooo:rsid="00a601be"/>
    </style:style>
    <style:style style:name="T60" style:family="text">
      <style:text-properties officeooo:rsid="00a6b2e3"/>
    </style:style>
    <style:style style:name="T61" style:family="text">
      <style:text-properties officeooo:rsid="00a7617e"/>
    </style:style>
    <style:style style:name="T62" style:family="text">
      <style:text-properties officeooo:rsid="00a7eb65"/>
    </style:style>
    <style:style style:name="T63" style:family="text">
      <style:text-properties officeooo:rsid="00a7f35e"/>
    </style:style>
    <style:style style:name="T64" style:family="text">
      <style:text-properties officeooo:rsid="00ba9c62"/>
    </style:style>
    <style:style style:name="T65" style:family="text">
      <style:text-properties officeooo:rsid="00a8c5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اَللّ<text:span text:style-name="T1">ٰ</text:span>هُمَّ أَ<text:span text:style-name="T2">ه</text:span><text:span text:style-name="T3">ۡ</text:span>لَ ا<text:span text:style-name="T2">ل</text:span><text:span text:style-name="T4">ۡ</text:span>كِب<text:span text:style-name="T5">ۡ</text:span>رِيَ<text:span text:style-name="T6">آ</text:span>ءِ وَال<text:span text:style-name="T7">ۡ</text:span>عَظَمَةِ وَأ<text:span text:style-name="T8">َ</text:span>ه<text:span text:style-name="T9">ۡ</text:span>لَ ال<text:span text:style-name="T9">ۡ</text:span>جُو<text:span text:style-name="T10">ۡ</text:span>دِ وَال<text:span text:style-name="T11">ۡ</text:span>جَبَرُو<text:span text:style-name="T12">ۡ</text:span>تِ</text:p>
      <text:p text:style-name="P3"><text:s/>وَأَه<text:span text:style-name="T13">ۡ</text:span>لَ ال<text:span text:style-name="T14">ۡ</text:span>عَف<text:span text:style-name="T15">ۡ</text:span>وِ وَالرَّح<text:span text:style-name="T16">ۡ</text:span>مَةِ</text:p>
      <text:p text:style-name="P4"><text:s/>وَأَه<text:span text:style-name="T17">ۡ</text:span>لَ التَّق<text:span text:style-name="T18">ۡ</text:span>وَىٰ وَال<text:span text:style-name="T19">ۡ</text:span>مَغ<text:span text:style-name="T20">ۡ</text:span>فِرَةِ </text:p>
      <text:p text:style-name="P4">أَس<text:span text:style-name="T21">ۡ</text:span>أَلُكَ بِحَقِّ هٰذَا ال<text:span text:style-name="T22">ۡ</text:span>يَو<text:span text:style-name="T23">ۡ</text:span>مِ</text:p>
      <text:p text:style-name="P5"><text:s/><text:span text:style-name="T24">اَ</text:span>لَّذِي<text:span text:style-name="T25">ۡ</text:span> جَعَل<text:span text:style-name="T26">ۡ</text:span>تَهُ لِل<text:span text:style-name="T27">ۡ</text:span>مُس<text:span text:style-name="T28">ۡ</text:span>لِمِي<text:span text:style-name="T29">ۡ</text:span>نَ عِي<text:span text:style-name="T30">ۡ</text:span>دًا</text:p>
      <text:p text:style-name="P5">وَلِمُحَمَّدٍ صَ<text:span text:style-name="T31">لَّ</text:span>ى الل<text:span text:style-name="T31">ّٰ</text:span>هُ عَلَي<text:span text:style-name="T31">ۡ</text:span>هِ وَ<text:span text:style-name="T6">آ</text:span>لِهِ وَسَلَّمَ</text:p>
      <text:p text:style-name="P2"><text:s/>ذُخ<text:span text:style-name="T32">ۡ</text:span>رًا وَشَرَفًا وَكَرَامَةً وَمَزِي<text:span text:style-name="T33">ۡ</text:span>دًا</text:p>
      <text:p text:style-name="P2"><text:s/>أَن<text:span text:style-name="T34">ۡ</text:span> تُصَلِّيَ عَلَىٰ مُحَمَّدٍ وَآلِ مُحَمَّدٍ </text:p>
      <text:p text:style-name="P2">وَأَن<text:span text:style-name="T35">ۡ</text:span> تُد<text:span text:style-name="T36">ۡ</text:span>خِلَنِي<text:span text:style-name="T37">ۡ</text:span> فِي<text:span text:style-name="T38">ۡ</text:span> كُلِّ خَي<text:span text:style-name="T39">ۡ</text:span>رٍ أَد<text:span text:style-name="T40">ۡ</text:span>خَل<text:span text:style-name="T41">ۡ</text:span>تَ فِي<text:span text:style-name="T42">ۡ</text:span>هِ مُحَمَّدًا وَآلَ مُحَمَّدٍ</text:p>
      <text:p text:style-name="P2">وَأَن<text:span text:style-name="T43">ۡ</text:span> تُخ<text:span text:style-name="T44">ۡ</text:span>رِجَنِي<text:span text:style-name="T45">ۡ</text:span> مِن<text:span text:style-name="T46">ۡ</text:span> كُلِّ سُو<text:span text:style-name="T47">ۡ</text:span>ءٍ أَخ<text:span text:style-name="T48">ۡ</text:span>رَج<text:span text:style-name="T49">ۡ</text:span>تَ مِن<text:span text:style-name="T50">ۡ</text:span>هُ مُحَمَّدًا وَآلَ مُحَمَّدٍ صَلَوَاتُكَ عَلَي<text:span text:style-name="T51">ۡ</text:span>هِ وَعَلَي<text:span text:style-name="T52">ۡ</text:span>هِم<text:span text:style-name="T53">ۡ </text:span><text:span text:style-name="T24">اَ</text:span><text:span text:style-name="T53">ج</text:span><text:span text:style-name="T24">ۡ</text:span><text:span text:style-name="T53">م</text:span><text:span text:style-name="T24">َ</text:span><text:span text:style-name="T53">ع</text:span><text:span text:style-name="T24">ِ</text:span><text:span text:style-name="T53">ي</text:span><text:span text:style-name="T24">ۡ</text:span><text:span text:style-name="T53">ن</text:span><text:span text:style-name="T24">َ</text:span></text:p>
      <text:p text:style-name="P6"><text:s/>اَللّٰهُمَّ إِنِّي<text:span text:style-name="T54">ۡ</text:span> أَس<text:span text:style-name="T55">ۡ</text:span>أَلُكَ خَي<text:span text:style-name="T56">ۡ</text:span>رَ مَا سَأَلَكَ بِهِ عِبَادُكَ الصَّالِحُو<text:span text:style-name="T57">ۡ</text:span>نَ </text:p>
      <text:p text:style-name="P6">وَأَعُو<text:span text:style-name="T58">ۡ</text:span>ذُ بِكَ مِمَّا ٱس<text:span text:style-name="T59">ۡ</text:span>تَعَا<text:span text:style-name="T60">ۡ</text:span>ذَ مِن<text:span text:style-name="T61">ۡ</text:span>هُ عِبَادُكَ ال<text:span text:style-name="T62">ۡ</text:span>مُخ<text:span text:style-name="T63">ۡ</text:span>ل<text:span text:style-name="T64">ِ</text:span>صُو<text:span text:style-name="T65">ۡ</text:span>نَ</text:p>
      <text:p text:style-name="P7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KFGQPC Nastaleeq" svg:font-family="'KFGQPC Nastaleeq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ar" style:country-complex="SA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1T12:25:00.619791785</meta:creation-date>
    <dc:date>2025-04-03T22:22:01.991293768</dc:date>
    <meta:editing-duration>PT1H18M48S</meta:editing-duration>
    <meta:editing-cycles>189</meta:editing-cycles>
    <meta:generator>LibreOffice/25.2.2.2$Linux_X86_64 LibreOffice_project/7370d4be9e3cf6031a51beef54ff3bda878e3fac</meta:generator>
    <meta:document-statistic meta:table-count="0" meta:image-count="0" meta:object-count="0" meta:page-count="1" meta:paragraph-count="12" meta:word-count="77" meta:character-count="414" meta:non-whitespace-character-count="340"/>
  </office:meta>
</office:document-meta>
</file>